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iberationSans" svg:font-family="LiberationSans" style:font-pitch="variable"/>
    <style:font-face style:name="LiberationSans1" svg:font-family="LiberationSans"/>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eaeaf2"/>
    </style:style>
    <style:style style:name="gr3" style:family="graphic" style:parent-style-name="standard">
      <style:graphic-properties draw:stroke="solid" svg:stroke-width="0.035cm" svg:stroke-color="#ffffff" draw:stroke-linejoin="round" svg:stroke-linecap="round" draw:fill="none" fo:padding-top="0.017cm" fo:padding-bottom="0.017cm" fo:padding-left="0.017cm" fo:padding-right="0.017cm"/>
    </style:style>
    <style:style style:name="gr4" style:family="graphic" style:parent-style-name="standard">
      <style:graphic-properties draw:stroke="none" draw:fill="solid" draw:fill-color="#262626"/>
    </style:style>
    <style:style style:name="gr5"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387cm" fo:min-width="0.387cm" fo:padding-top="0cm" fo:padding-bottom="0cm" fo:padding-left="0cm" fo:padding-right="0cm"/>
      <style:paragraph-properties style:writing-mode="lr-tb"/>
    </style:style>
    <style:style style:name="gr7" style:family="graphic" style:parent-style-name="standard">
      <style:graphic-properties draw:stroke="solid" svg:stroke-width="0.061cm" svg:stroke-color="#4c72b0" draw:stroke-linejoin="round" svg:stroke-linecap="round" draw:fill="none" fo:padding-top="0.03cm" fo:padding-bottom="0.03cm" fo:padding-left="0.03cm" fo:padding-right="0.03cm"/>
    </style:style>
    <style:style style:name="gr8" style:family="graphic" style:parent-style-name="standard">
      <style:graphic-properties draw:stroke="solid" svg:stroke-width="0.051cm" svg:stroke-color="#000000" draw:stroke-linejoin="round" svg:stroke-linecap="butt" draw:fill="solid" draw:fill-color="#111111" fo:padding-top="0.025cm" fo:padding-bottom="0.025cm" fo:padding-left="0.025cm" fo:padding-right="0.025cm"/>
    </style:style>
    <style:style style:name="gr9" style:family="graphic" style:parent-style-name="standard">
      <style:graphic-properties draw:stroke="solid" svg:stroke-width="0.034cm" svg:stroke-color="#000000" draw:stroke-linejoin="miter" svg:stroke-linecap="butt" draw:fill="none" fo:padding-top="0.017cm" fo:padding-bottom="0.017cm" fo:padding-left="0.017cm" fo:padding-right="0.017cm"/>
    </style:style>
    <style:style style:name="gr10" style:family="graphic" style:parent-style-name="standard">
      <style:graphic-properties draw:stroke="none" draw:fill="solid" draw:fill-color="#000000"/>
    </style:style>
    <style:style style:name="P1" style:family="paragraph">
      <loext:graphic-properties draw:fill="solid" draw:fill-color="#ffffff"/>
    </style:style>
    <style:style style:name="P2" style:family="paragraph">
      <loext:graphic-properties draw:fill="solid" draw:fill-color="#eaeaf2"/>
    </style:style>
    <style:style style:name="P3" style:family="paragraph">
      <loext:graphic-properties draw:fill="none"/>
    </style:style>
    <style:style style:name="P4" style:family="paragraph">
      <loext:graphic-properties draw:fill="solid" draw:fill-color="#262626"/>
    </style:style>
    <style:style style:name="P5" style:family="paragraph">
      <style:paragraph-properties fo:text-align="start" style:writing-mode="lr-tb"/>
    </style:style>
    <style:style style:name="P6" style:family="paragraph">
      <loext:graphic-properties draw:fill="none"/>
      <style:text-properties fo:font-size="10pt" style:font-size-asian="10pt" style:font-size-complex="10pt"/>
    </style:style>
    <style:style style:name="P7" style:family="paragraph">
      <loext:graphic-properties draw:fill="none"/>
      <style:text-properties fo:font-size="11pt" style:font-size-asian="11pt" style:font-size-complex="11pt"/>
    </style:style>
    <style:style style:name="P8" style:family="paragraph">
      <loext:graphic-properties draw:fill="solid" draw:fill-color="#111111"/>
    </style:style>
    <style:style style:name="P9" style:family="paragraph">
      <loext:graphic-properties draw:fill="solid" draw:fill-color="#000000"/>
    </style:style>
    <style:style style:name="T1" style:family="text">
      <style:text-properties fo:color="#262626" loext:opacity="100%" style:font-name="LiberationSans1" fo:font-size="10pt" fo:font-weight="normal" style:font-size-asian="10pt" style:font-weight-asian="normal" style:font-name-complex="LiberationSans1" style:font-size-complex="10pt" style:font-weight-complex="normal"/>
    </style:style>
    <style:style style:name="T2" style:family="text">
      <style:text-properties fo:color="#262626" loext:opacity="100%" style:font-name="LiberationSans1" fo:font-size="11pt" fo:font-weight="normal" style:font-size-asian="11pt" style:font-weight-asian="normal" style:font-name-complex="LiberationSans1" style:font-size-complex="11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0.32cm" svg:height="13.97cm" svg:x="0cm" svg:y="0cm" svg:viewBox="0 0 20321 13971" draw:points="0,13971 20321,13971 20321,0 0,0">
          <text:p/>
        </draw:polygon>
        <draw:polygon draw:style-name="gr2" draw:text-style-name="P2" draw:layer="layout" svg:width="19.558cm" svg:height="13.208cm" svg:x="0.381cm" svg:y="0.381cm" svg:viewBox="0 0 19559 13209" draw:points="0,13209 19559,13209 19559,0 0,0">
          <text:p/>
        </draw:polygon>
        <draw:line draw:style-name="gr3" draw:text-style-name="P3" draw:layer="layout" svg:x1="1.27cm" svg:y1="13.589cm" svg:x2="1.27cm" svg:y2="0.381cm">
          <text:p/>
        </draw:line>
        <draw:polygon draw:style-name="gr4" draw:text-style-name="P4" draw:layer="layout" svg:width="0.172cm" svg:height="0.025cm" svg:x="0.84cm" svg:y="7.357cm" svg:viewBox="0 0 173 26" draw:points="0,26 0,0 173,0 173,26">
          <text:p/>
        </draw:polygon>
        <draw:line draw:style-name="gr3" draw:text-style-name="P3" draw:layer="layout" svg:x1="3.492cm" svg:y1="13.589cm" svg:x2="3.492cm" svg:y2="0.381cm">
          <text:p/>
        </draw:line>
        <draw:frame draw:style-name="gr5" draw:text-style-name="P6" draw:layer="layout" svg:width="0.684cm" svg:height="0.395cm" svg:x="1.03cm" svg:y="7.168cm">
          <draw:text-box>
            <text:p text:style-name="P5"><text:span text:style-name="T1">1.00</text:span></text:p>
          </draw:text-box>
        </draw:frame>
        <draw:polygon draw:style-name="gr4" draw:text-style-name="P4" draw:layer="layout" svg:width="0.171cm" svg:height="0.025cm" svg:x="3.063cm" svg:y="7.357cm" svg:viewBox="0 0 172 26" draw:points="0,26 0,0 172,0 172,26">
          <text:p/>
        </draw:polygon>
        <draw:line draw:style-name="gr3" draw:text-style-name="P3" draw:layer="layout" svg:x1="5.715cm" svg:y1="13.589cm" svg:x2="5.715cm" svg:y2="0.381cm">
          <text:p/>
        </draw:line>
        <draw:frame draw:style-name="gr5" draw:text-style-name="P6" draw:layer="layout" svg:width="0.684cm" svg:height="0.395cm" svg:x="3.252cm" svg:y="7.168cm">
          <draw:text-box>
            <text:p text:style-name="P5"><text:span text:style-name="T1">0.75</text:span></text:p>
          </draw:text-box>
        </draw:frame>
        <draw:polygon draw:style-name="gr4" draw:text-style-name="P4" draw:layer="layout" svg:width="0.172cm" svg:height="0.025cm" svg:x="5.285cm" svg:y="7.357cm" svg:viewBox="0 0 173 26" draw:points="0,26 0,0 173,0 173,26">
          <text:p/>
        </draw:polygon>
        <draw:line draw:style-name="gr3" draw:text-style-name="P3" draw:layer="layout" svg:x1="7.937cm" svg:y1="13.589cm" svg:x2="7.937cm" svg:y2="0.381cm">
          <text:p/>
        </draw:line>
        <draw:frame draw:style-name="gr5" draw:text-style-name="P6" draw:layer="layout" svg:width="0.684cm" svg:height="0.395cm" svg:x="5.475cm" svg:y="7.168cm">
          <draw:text-box>
            <text:p text:style-name="P5"><text:span text:style-name="T1">0.50</text:span></text:p>
          </draw:text-box>
        </draw:frame>
        <draw:polygon draw:style-name="gr4" draw:text-style-name="P4" draw:layer="layout" svg:width="0.171cm" svg:height="0.025cm" svg:x="7.508cm" svg:y="7.357cm" svg:viewBox="0 0 172 26" draw:points="0,26 0,0 172,0 172,26">
          <text:p/>
        </draw:polygon>
        <draw:line draw:style-name="gr3" draw:text-style-name="P3" draw:layer="layout" svg:x1="10.16cm" svg:y1="13.589cm" svg:x2="10.16cm" svg:y2="0.381cm">
          <text:p/>
        </draw:line>
        <draw:frame draw:style-name="gr5" draw:text-style-name="P6" draw:layer="layout" svg:width="0.684cm" svg:height="0.395cm" svg:x="7.697cm" svg:y="7.168cm">
          <draw:text-box>
            <text:p text:style-name="P5"><text:span text:style-name="T1">0.25</text:span></text:p>
          </draw:text-box>
        </draw:frame>
        <draw:line draw:style-name="gr3" draw:text-style-name="P3" draw:layer="layout" svg:x1="12.382cm" svg:y1="13.589cm" svg:x2="12.382cm" svg:y2="0.381cm">
          <text:p/>
        </draw:line>
        <draw:frame draw:style-name="gr5" draw:text-style-name="P6" draw:layer="layout" svg:width="0.684cm" svg:height="0.395cm" svg:x="9.817cm" svg:y="7.168cm">
          <draw:text-box>
            <text:p text:style-name="P5"><text:span text:style-name="T1">0.00</text:span></text:p>
          </draw:text-box>
        </draw:frame>
        <draw:line draw:style-name="gr3" draw:text-style-name="P3" draw:layer="layout" svg:x1="14.605cm" svg:y1="13.589cm" svg:x2="14.605cm" svg:y2="0.381cm">
          <text:p/>
        </draw:line>
        <draw:frame draw:style-name="gr5" draw:text-style-name="P6" draw:layer="layout" svg:width="0.684cm" svg:height="0.395cm" svg:x="12.039cm" svg:y="7.168cm">
          <draw:text-box>
            <text:p text:style-name="P5"><text:span text:style-name="T1">0.25</text:span></text:p>
          </draw:text-box>
        </draw:frame>
        <draw:line draw:style-name="gr3" draw:text-style-name="P3" draw:layer="layout" svg:x1="16.827cm" svg:y1="13.589cm" svg:x2="16.827cm" svg:y2="0.381cm">
          <text:p/>
        </draw:line>
        <draw:frame draw:style-name="gr5" draw:text-style-name="P6" draw:layer="layout" svg:width="0.684cm" svg:height="0.395cm" svg:x="14.262cm" svg:y="7.168cm">
          <draw:text-box>
            <text:p text:style-name="P5"><text:span text:style-name="T1">0.50</text:span></text:p>
          </draw:text-box>
        </draw:frame>
        <draw:line draw:style-name="gr3" draw:text-style-name="P3" draw:layer="layout" svg:x1="19.05cm" svg:y1="13.589cm" svg:x2="19.05cm" svg:y2="0.381cm">
          <text:p/>
        </draw:line>
        <draw:frame draw:style-name="gr5" draw:text-style-name="P6" draw:layer="layout" svg:width="0.684cm" svg:height="0.395cm" svg:x="16.484cm" svg:y="7.168cm">
          <draw:text-box>
            <text:p text:style-name="P5"><text:span text:style-name="T1">0.75</text:span></text:p>
          </draw:text-box>
        </draw:frame>
        <draw:frame draw:style-name="gr5" draw:text-style-name="P6" draw:layer="layout" svg:width="0.684cm" svg:height="0.395cm" svg:x="18.707cm" svg:y="7.168cm">
          <draw:text-box>
            <text:p text:style-name="P5"><text:span text:style-name="T1">1.00</text:span></text:p>
          </draw:text-box>
        </draw:frame>
        <draw:line draw:style-name="gr3" draw:text-style-name="P3" draw:layer="layout" svg:x1="0.381cm" svg:y1="12.988cm" svg:x2="19.939cm" svg:y2="12.988cm">
          <text:p/>
        </draw:line>
        <draw:frame draw:style-name="gr6" draw:text-style-name="P7" draw:layer="layout" svg:width="0.387cm" svg:height="0.433cm" svg:x="10.063cm" svg:y="7.632cm">
          <draw:text-box>
            <text:p text:style-name="P5"><text:span text:style-name="T2">x</text:span></text:p>
          </draw:text-box>
        </draw:frame>
        <draw:polygon draw:style-name="gr4" draw:text-style-name="P4" draw:layer="layout" svg:width="0.171cm" svg:height="0.025cm" svg:x="9.037cm" svg:y="12.986cm" svg:viewBox="0 0 172 26" draw:points="0,26 0,0 172,0 172,26">
          <text:p/>
        </draw:polygon>
        <draw:line draw:style-name="gr3" draw:text-style-name="P3" draw:layer="layout" svg:x1="0.381cm" svg:y1="11.487cm" svg:x2="19.939cm" svg:y2="11.487cm">
          <text:p/>
        </draw:line>
        <draw:frame draw:style-name="gr5" draw:text-style-name="P6" draw:layer="layout" svg:width="0.684cm" svg:height="0.395cm" svg:x="9.226cm" svg:y="12.797cm">
          <draw:text-box>
            <text:p text:style-name="P5"><text:span text:style-name="T1">1.00</text:span></text:p>
          </draw:text-box>
        </draw:frame>
        <draw:polygon draw:style-name="gr4" draw:text-style-name="P4" draw:layer="layout" svg:width="0.171cm" svg:height="0.025cm" svg:x="9.037cm" svg:y="11.485cm" svg:viewBox="0 0 172 26" draw:points="0,26 0,0 172,0 172,26">
          <text:p/>
        </draw:polygon>
        <draw:line draw:style-name="gr3" draw:text-style-name="P3" draw:layer="layout" svg:x1="0.381cm" svg:y1="9.986cm" svg:x2="19.939cm" svg:y2="9.986cm">
          <text:p/>
        </draw:line>
        <draw:frame draw:style-name="gr5" draw:text-style-name="P6" draw:layer="layout" svg:width="0.684cm" svg:height="0.395cm" svg:x="9.226cm" svg:y="11.296cm">
          <draw:text-box>
            <text:p text:style-name="P5"><text:span text:style-name="T1">0.75</text:span></text:p>
          </draw:text-box>
        </draw:frame>
        <draw:polygon draw:style-name="gr4" draw:text-style-name="P4" draw:layer="layout" svg:width="0.171cm" svg:height="0.025cm" svg:x="9.037cm" svg:y="9.984cm" svg:viewBox="0 0 172 26" draw:points="0,26 0,0 172,0 172,26">
          <text:p/>
        </draw:polygon>
        <draw:line draw:style-name="gr3" draw:text-style-name="P3" draw:layer="layout" svg:x1="0.381cm" svg:y1="8.485cm" svg:x2="19.939cm" svg:y2="8.485cm">
          <text:p/>
        </draw:line>
        <draw:frame draw:style-name="gr5" draw:text-style-name="P6" draw:layer="layout" svg:width="0.684cm" svg:height="0.395cm" svg:x="9.226cm" svg:y="9.795cm">
          <draw:text-box>
            <text:p text:style-name="P5"><text:span text:style-name="T1">0.50</text:span></text:p>
          </draw:text-box>
        </draw:frame>
        <draw:polygon draw:style-name="gr4" draw:text-style-name="P4" draw:layer="layout" svg:width="0.171cm" svg:height="0.026cm" svg:x="9.037cm" svg:y="8.483cm" svg:viewBox="0 0 172 27" draw:points="0,27 0,0 172,0 172,27">
          <text:p/>
        </draw:polygon>
        <draw:line draw:style-name="gr3" draw:text-style-name="P3" draw:layer="layout" svg:x1="0.381cm" svg:y1="6.985cm" svg:x2="19.939cm" svg:y2="6.985cm">
          <text:p/>
        </draw:line>
        <draw:frame draw:style-name="gr5" draw:text-style-name="P6" draw:layer="layout" svg:width="0.684cm" svg:height="0.395cm" svg:x="9.226cm" svg:y="8.295cm">
          <draw:text-box>
            <text:p text:style-name="P5"><text:span text:style-name="T1">0.25</text:span></text:p>
          </draw:text-box>
        </draw:frame>
        <draw:line draw:style-name="gr3" draw:text-style-name="P3" draw:layer="layout" svg:x1="0.381cm" svg:y1="5.484cm" svg:x2="19.939cm" svg:y2="5.484cm">
          <text:p/>
        </draw:line>
        <draw:frame draw:style-name="gr5" draw:text-style-name="P6" draw:layer="layout" svg:width="0.684cm" svg:height="0.395cm" svg:x="9.226cm" svg:y="6.794cm">
          <draw:text-box>
            <text:p text:style-name="P5"><text:span text:style-name="T1">0.00</text:span></text:p>
          </draw:text-box>
        </draw:frame>
        <draw:line draw:style-name="gr3" draw:text-style-name="P3" draw:layer="layout" svg:x1="0.381cm" svg:y1="3.983cm" svg:x2="19.939cm" svg:y2="3.983cm">
          <text:p/>
        </draw:line>
        <draw:frame draw:style-name="gr5" draw:text-style-name="P6" draw:layer="layout" svg:width="0.684cm" svg:height="0.395cm" svg:x="9.226cm" svg:y="5.293cm">
          <draw:text-box>
            <text:p text:style-name="P5"><text:span text:style-name="T1">0.25</text:span></text:p>
          </draw:text-box>
        </draw:frame>
        <draw:line draw:style-name="gr3" draw:text-style-name="P3" draw:layer="layout" svg:x1="0.381cm" svg:y1="2.482cm" svg:x2="19.939cm" svg:y2="2.482cm">
          <text:p/>
        </draw:line>
        <draw:frame draw:style-name="gr5" draw:text-style-name="P6" draw:layer="layout" svg:width="0.684cm" svg:height="0.395cm" svg:x="9.226cm" svg:y="3.792cm">
          <draw:text-box>
            <text:p text:style-name="P5"><text:span text:style-name="T1">0.50</text:span></text:p>
          </draw:text-box>
        </draw:frame>
        <draw:line draw:style-name="gr3" draw:text-style-name="P3" draw:layer="layout" svg:x1="0.381cm" svg:y1="0.981cm" svg:x2="19.939cm" svg:y2="0.981cm">
          <text:p/>
        </draw:line>
        <draw:frame draw:style-name="gr5" draw:text-style-name="P6" draw:layer="layout" svg:width="0.684cm" svg:height="0.395cm" svg:x="9.226cm" svg:y="2.291cm">
          <draw:text-box>
            <text:p text:style-name="P5"><text:span text:style-name="T1">0.75</text:span></text:p>
          </draw:text-box>
        </draw:frame>
        <draw:frame draw:style-name="gr5" draw:text-style-name="P6" draw:layer="layout" svg:width="0.684cm" svg:height="0.395cm" svg:x="9.226cm" svg:y="0.79cm">
          <draw:text-box>
            <text:p text:style-name="P5"><text:span text:style-name="T1">1.00</text:span></text:p>
          </draw:text-box>
        </draw:frame>
        <draw:polyline draw:style-name="gr7" draw:text-style-name="P3" draw:layer="layout" svg:width="17.78cm" svg:height="12.007cm" svg:x="1.27cm" svg:y="0.981cm" svg:viewBox="0 0 17781 12008" draw:points="0,0 210,417 439,847 680,1276 945,1719 1167,2068 1423,2447 1716,2850 1998,3207 2252,3504 2529,3805 2805,4079 3099,4345 3402,4592 3680,4796 3996,5002 4318,5188 4647,5352 4952,5483 5247,5592 5501,5672 5778,5747 6052,5809 6287,5854 6545,5894 6886,5936 7177,5962 7481,5981 7801,5993 8114,6001 8396,6003 8716,6004 8995,6005 9269,6005 9502,6006 9772,6010 10008,6016 10282,6028 10523,6042 10806,6065 11055,6091 11330,6129 11578,6170 11811,6217 12087,6283 12372,6365 12684,6471 12918,6563 13194,6686 13399,6787 13637,6918 13928,7097 14175,7266 14477,7494 14774,7745 15040,7991 15279,8232 15581,8564 15938,8995 16228,9380 16545,9837 16882,10365 17166,10847 17451,11364 17781,12008">
          <text:p/>
        </draw:polyline>
        <draw:frame draw:style-name="gr6" draw:text-style-name="P7" draw:layer="layout" svg:width="0.569cm" svg:height="0.433cm" draw:transform="rotate (1.5707963267949) translate (8.447cm 7.266cm)">
          <draw:text-box>
            <text:p text:style-name="P5"><text:span text:style-name="T2">f(x)</text:span></text:p>
          </draw:text-box>
        </draw:frame>
        <draw:path draw:style-name="gr8" draw:text-style-name="P8" draw:layer="layout" svg:width="0.318cm" svg:height="0.321cm" svg:x="9.992cm" svg:y="6.834cm" svg:viewBox="0 0 319 322" svg:d="M319 163c0 26-7 55-21 78-14 26-35 46-58 61-26 14-52 20-80 20-27 0-55-6-78-20-26-15-47-35-59-61-15-23-23-52-23-78 0-30 8-59 23-82 12-23 33-44 59-58 23-14 51-23 78-23 28 0 54 9 80 23 23 14 44 35 58 58s21 52 21 82z">
          <text:p/>
        </draw:path>
        <draw:g>
          <draw:line draw:style-name="gr9" draw:text-style-name="P3" draw:layer="layout" svg:x1="10.946cm" svg:y1="6.987cm" svg:x2="10.591cm" svg:y2="6.987cm">
            <text:p/>
          </draw:line>
          <draw:polygon draw:style-name="gr10" draw:text-style-name="P9" draw:layer="layout" svg:width="0.301cm" svg:height="0.3cm" draw:transform="rotate (-3.14159265358979) translate (10.6108456833429cm 7.13685766558234cm)" svg:viewBox="0 0 302 301" draw:points="0,0 302,151 0,301">
            <text:p/>
          </draw:polygon>
        </draw:g>
        <draw:g>
          <draw:line draw:style-name="gr9" draw:text-style-name="P3" draw:layer="layout" svg:x1="9.344cm" svg:y1="6.987cm" svg:x2="9.713cm" svg:y2="6.987cm">
            <text:p/>
          </draw:line>
          <draw:polygon draw:style-name="gr10" draw:text-style-name="P9" draw:layer="layout" svg:width="0.301cm" svg:height="0.3cm" draw:transform="rotate (-3.14159265358979) translate (9.993cm 7.137cm)" svg:viewBox="0 0 302 301" draw:points="302,301 0,151 302,0">
            <text:p/>
          </draw:polygon>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iberationSans" svg:font-family="LiberationSans" style:font-pitch="variable"/>
    <style:font-face style:name="LiberationSans1" svg:font-family="LiberationSans"/>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0.32cm" fo:page-height="13.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2-06-16T19:47:05.644012064</dc:date>
    <meta:editing-duration>PT3S</meta:editing-duration>
    <meta:editing-cycles>1</meta:editing-cycles>
    <meta:document-statistic meta:object-count="56"/>
    <meta:generator>LibreOffice/7.3.4.2$Linux_X86_64 LibreOffice_project/728fec16bd5f605073805c3c9e7c4212a0120dc5</meta:generator>
  </office:meta>
</office:document-meta>
</file>